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307in"/>
    </style:style>
    <style:style style:name="co2" style:family="table-column">
      <style:table-column-properties fo:break-before="auto" style:column-width="3.9346in"/>
    </style:style>
    <style:style style:name="co3" style:family="table-column">
      <style:table-column-properties fo:break-before="auto" style:column-width="0.1984in"/>
    </style:style>
    <style:style style:name="co4" style:family="table-column">
      <style:table-column-properties fo:break-before="auto" style:column-width="0.7445in"/>
    </style:style>
    <style:style style:name="co5" style:family="table-column">
      <style:table-column-properties fo:break-before="auto" style:column-width="7.1252in"/>
    </style:style>
    <style:style style:name="co6" style:family="table-column">
      <style:table-column-properties fo:break-before="auto" style:column-width="1.4984in"/>
    </style:style>
    <style:style style:name="co7" style:family="table-column">
      <style:table-column-properties fo:break-before="auto" style:column-width="1.5311in"/>
    </style:style>
    <style:style style:name="co8" style:family="table-column">
      <style:table-column-properties fo:break-before="auto" style:column-width="0.3516in"/>
    </style:style>
    <style:style style:name="co9" style:family="table-column">
      <style:table-column-properties fo:break-before="auto" style:column-width="0.5154in"/>
    </style:style>
    <style:style style:name="co10" style:family="table-column">
      <style:table-column-properties fo:break-before="auto" style:column-width="19.9646in"/>
    </style:style>
    <style:style style:name="co11" style:family="table-column">
      <style:table-column-properties fo:break-before="auto" style:column-width="0.8925in"/>
    </style:style>
    <style:style style:name="co12" style:family="table-column">
      <style:table-column-properties fo:break-before="auto" style:column-width="1.367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ka</text:p>
          </table:table-cell>
          <table:table-cell office:value-type="string">
            <text:p>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ka</text:p>
          </table:table-cell>
          <table:table-cell office:value-type="string">
            <text:p>არ 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ka</text:p>
          </table:table-cell>
          <table:table-cell office:value-type="string">
            <text:p>იწყ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ka</text:p>
          </table:table-cell>
          <table:table-cell office:value-type="string">
            <text:p>მთავრდ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ka</text:p>
          </table:table-cell>
          <table:table-cell office:value-type="string">
            <text:p>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ka</text:p>
          </table:table-cell>
          <table:table-cell office:value-type="string">
            <text:p>არ 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ka</text:p>
          </table:table-cell>
          <table:table-cell office:value-type="string">
            <text:p>იწყ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ka</text:p>
          </table:table-cell>
          <table:table-cell office:value-type="string">
            <text:p>მთავრდ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ka</text:p>
          </table:table-cell>
          <table:table-cell office:value-type="string">
            <text:p>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ka</text:p>
          </table:table-cell>
          <table:table-cell office:value-type="string">
            <text:p>არ 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ka</text:p>
          </table:table-cell>
          <table:table-cell office:value-type="string">
            <text:p>იწყ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ka</text:p>
          </table:table-cell>
          <table:table-cell office:value-type="string">
            <text:p>მთავრდ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ka</text:p>
          </table:table-cell>
          <table:table-cell office:value-type="string">
            <text:p>~შენიშვნის ჩამატ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2">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ka</text:p>
          </table:table-cell>
          <table:table-cell office:value-type="string">
            <text:p>~ბუნებრივი დახარისხების ჩართვა</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ka</text:p>
          </table:table-cell>
          <table:table-cell office:value-type="string">
            <text:p>~გრაფიკის შენახვა...</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ka</text:p>
          </table:table-cell>
          <table:table-cell office:value-type="string">
            <text:p>\&lt;bookmark_value\&gt;დახარისხება; მონაცემთა ბაზის რანგის პარამეტრები\&lt;/bookmark_value\&gt;\&lt;bookmark_value\&gt;დახარისხება;აზიური ენები\&lt;/bookmark_value\&gt;\&lt;bookmark_value\&gt;აზიური ენები;დახარისხება\&lt;/bookmark_value\&gt;\&lt;bookmark_value\&gt;სატელეფონო წიგნის დახარისხების წესები\&lt;/bookmark_value\&gt;\&lt;bookmark_value\&gt;ბუნებრივი დახარისხების ალგორითმი\&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ka</text:p>
          </table:table-cell>
          <table:table-cell office:value-type="string">
            <text:p>ბუნებრივი სორტირების ჩართვა</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ka</text:p>
          </table:table-cell>
          <table:table-cell office:value-type="string">
            <text:p>\&lt;ahelp hid=\"SC:CHECKBOX:RID_SCPAGE_SORT_OPTIONS:BTN_NATURALSORT\"\&gt;ბუნებრივი სორტირება ხდება ალგორითმით, რომელიც რომელიც ტექსტურ პრეფიქსიანი რიცხვების სორტირებას აწარმოებს თითოეულ სორტირებულ რიცხვში რიცხვითი ელემენტის მნიშვნელობის მიხედვით, ნაცვლად ჩვეულებრივი სტრიქონების სორტირების ტრადიციული წესისა.\&lt;/ahelp\&gt; მაგალითად, დავუშვათ გაქვთ მნიშვნელობათა სერია A1, A2, A3, A4, A5, A6, ..., A19, A20, A21. ამ მნიშვნელობების უჯრათა რანგში ჩასმისას და სორტირებისას იგი გარდაიქმნება შემდეგნაირად, A1, A11, A12, A13, ..., A19, A2, A20, A21, A3, A4, A5, ..., A9. მათთვის, ვინც სორტიერების შიდა მექანიზმს ხვდება, ეს წესი სავსებით მისაღებია, მაშინ როცა უმრავლესობისთვის სრულიად უცნაური, თუ მიუღებელი არა. ბუნებრივი სორტირების ჩართვისას, ზემოთ მოყვანილი მნიშვნელობები "მართებულად" დალაგდება, რაც ზოგადად აუმჯობესებს და მოსახერხებელს ხდის სორტირებას.</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ka</text:p>
          </table:table-cell>
          <table:table-cell office:value-type="string">
            <text:p>დამხმარე ხელსაწყოებ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ka</text:p>
          </table:table-cell>
          <table:table-cell office:value-type="string">
            <text:p>%PRODUCTNAME სასარგებლო დამხმარე ხელსაწყოები გალერეის, თარგების, სანიმუშო დოკუმენტებისა და სხვადასხვა შრიფტების ჩათვლით.</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ka</text:p>
          </table:table-cell>
          <table:table-cell office:value-type="string">
            <text:p>გალერე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ka</text:p>
          </table:table-cell>
          <table:table-cell office:value-type="string">
            <text:p>%PRODUCTNAME გალერეა სხვადასხვა თემებში 2900 ელემენტზე მეტს შეიცავს.</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ka</text:p>
          </table:table-cell>
          <table:table-cell office:value-type="string">
            <text:p>თარგებ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ka</text:p>
          </table:table-cell>
          <table:table-cell office:value-type="string">
            <text:p>შექმენით სრულყოფილი დოკუმენტები წამებში თარგების გამოყენებით.</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ka</text:p>
          </table:table-cell>
          <table:table-cell office:value-type="string">
            <text:p>დოკუმენტების ნიმუშებ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ka</text:p>
          </table:table-cell>
          <table:table-cell office:value-type="string">
            <text:p>დოკუმენტების ნიმუშები სასწავლად გამოგადგებათ.</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ka</text:p>
          </table:table-cell>
          <table:table-cell office:value-type="string">
            <text:p>დოკუმენტაცი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ka</text:p>
          </table:table-cell>
          <table:table-cell office:value-type="string">
            <text:p>%PRODUCTNAME დოკუმენტაცი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ka</text:p>
          </table:table-cell>
          <table:table-cell office:value-type="string">
            <text:p>რეკლამ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ka</text:p>
          </table:table-cell>
          <table:table-cell office:value-type="string">
            <text:p>%PRODUCTNAME სარეკლამო მასალ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ka</text:p>
          </table:table-cell>
          <table:table-cell office:value-type="string">
            <text:p>შრიფტებ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ka</text:p>
          </table:table-cell>
          <table:table-cell office:value-type="string">
            <text:p>დამატებითი შრიფტები %PRODUCTNAME და სხვა პროგრამებისთვის.</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ka</text:p>
          </table:table-cell>
          <table:table-cell office:value-type="string">
            <text:p>SVG იმპორტი</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ka</text:p>
          </table:table-cell>
          <table:table-cell office:value-type="string">
            <text:p>SVG იმპორტის მხარდაჭერა</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მომხმარებლის სახელმძღვანელო</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ka</text:p>
          </table:table-cell>
          <table:table-cell office:value-type="string">
            <text:p>პროგრამის აგებაში წვლილი მიუძღვის OxygenOffice გუნდს. მადლობებისთვის მოინახულეთ: <text:a xlink:href="http://www.openoffice.org/welcome/credits.html">http://www.openoffice.org/welcome/credits.html</text:a></text:p>
          </table:table-cell>
          <table:table-cell table:number-columns-repeated="3"/>
          <table:table-cell office:value-type="string">
            <text:p>20070218 23:00:20</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 AM</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წკიპურტები</text:p>
          </table:table-cell>
          <table:table-cell table:number-columns-repeated="3"/>
          <table:table-cell table:style-name="ce2" office:value-type="date" office:date-value="2002-02-02T02:02:02">
            <text:p>02/02/02 02:02 AM</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 AM</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ამობრუნებული კუბი</text:p>
          </table:table-cell>
          <table:table-cell table:number-columns-repeated="3"/>
          <table:table-cell table:style-name="ce2" office:value-type="date" office:date-value="2002-02-02T02:02:02">
            <text:p>02/02/02 02:02 AM</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 AM</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მბრუნავი წრეები</text:p>
          </table:table-cell>
          <table:table-cell table:number-columns-repeated="3"/>
          <table:table-cell table:style-name="ce2" office:value-type="date" office:date-value="2002-02-02T02:02:02">
            <text:p>02/02/02 02:02 AM</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 AM</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სპირალი</text:p>
          </table:table-cell>
          <table:table-cell table:number-columns-repeated="3"/>
          <table:table-cell table:style-name="ce2" office:value-type="date" office:date-value="2002-02-02T02:02:02">
            <text:p>02/02/02 02:02 AM</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 AM</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ჩაბრუნებული კუბი</text:p>
          </table:table-cell>
          <table:table-cell table:number-columns-repeated="3"/>
          <table:table-cell table:style-name="ce2" office:value-type="date" office:date-value="2002-02-02T02:02:02">
            <text:p>02/02/02 02:02 AM</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 AM</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ჩავარდნა</text:p>
          </table:table-cell>
          <table:table-cell table:number-columns-repeated="3"/>
          <table:table-cell table:style-name="ce2" office:value-type="date" office:date-value="2002-02-02T02:02:02">
            <text:p>02/02/02 02:02 AM</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 AM</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მოტრიალება</text:p>
          </table:table-cell>
          <table:table-cell table:number-columns-repeated="3"/>
          <table:table-cell table:style-name="ce2" office:value-type="date" office:date-value="2002-02-02T02:02:02">
            <text:p>02/02/02 02:02 AM</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 AM</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table:style-name="ce1" office:value-type="string">
            <text:p>ირისი</text:p>
          </table:table-cell>
          <table:table-cell table:number-columns-repeated="3"/>
          <table:table-cell table:style-name="ce2" office:value-type="date" office:date-value="2002-02-02T02:02:02">
            <text:p>02/02/02 02:02 AM</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 AM</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პირქვე</text:p>
          </table:table-cell>
          <table:table-cell table:number-columns-repeated="3"/>
          <table:table-cell table:style-name="ce2" office:value-type="date" office:date-value="2002-02-02T02:02:02">
            <text:p>02/02/02 02:02 AM</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 AM</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როქირება</text:p>
          </table:table-cell>
          <table:table-cell table:number-columns-repeated="3"/>
          <table:table-cell table:style-name="ce2" office:value-type="date" office:date-value="2002-02-02T02:02:02">
            <text:p>02/02/02 02:02 AM</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 AM</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ვენეციელი ბრმები 3D მართობული</text:p>
          </table:table-cell>
          <table:table-cell table:number-columns-repeated="3"/>
          <table:table-cell table:style-name="ce2" office:value-type="date" office:date-value="2002-02-02T02:02:02">
            <text:p>02/02/02 02:02 AM</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 AM</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ვენეციელი ბრმები 3D განივი</text:p>
          </table:table-cell>
          <table:table-cell table:number-columns-repeated="3"/>
          <table:table-cell table:style-name="ce2" office:value-type="date" office:date-value="2002-02-02T02:02:02">
            <text:p>02/02/02 02:02 AM</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 AM</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სტატიკური</text:p>
          </table:table-cell>
          <table:table-cell table:number-columns-repeated="3"/>
          <table:table-cell table:style-name="ce2" office:value-type="date" office:date-value="2002-02-02T02:02:02">
            <text:p>02/02/02 02:02 AM</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 AM</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გაზავება</text:p>
          </table:table-cell>
          <table:table-cell table:number-columns-repeated="3"/>
          <table:table-cell table:style-name="ce2" office:value-type="date" office:date-value="2002-02-02T02:02:02">
            <text:p>02/02/02 02:02 AM</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 AM</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ბადის ხაზების გადართვა მიმდინარე ფურცლისთვის</text:p>
          </table:table-cell>
          <table:table-cell table:number-columns-repeated="3"/>
          <table:table-cell table:style-name="ce2" office:value-type="date" office:date-value="2002-02-02T02:02:02">
            <text:p>02/02/02 02:02 AM</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ka</text:p>
          </table:table-cell>
          <table:table-cell office:value-type="string">
            <text:p>ოპტიმიზაციის ამომხსნელ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ka</text:p>
          </table:table-cell>
          <table:table-cell office:value-type="string">
            <text:p>მოდელ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ka</text:p>
          </table:table-cell>
          <table:table-cell office:value-type="string">
            <text:p>სამიზნე</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ka</text:p>
          </table:table-cell>
          <table:table-cell office:value-type="string">
            <text:p>მიზან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ka</text:p>
          </table:table-cell>
          <table:table-cell office:value-type="string">
            <text:p>მაქსიმიზებ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ka</text:p>
          </table:table-cell>
          <table:table-cell office:value-type="string">
            <text:p>მინიმიზებ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ka</text:p>
          </table:table-cell>
          <table:table-cell office:value-type="string">
            <text:p>უჯრების შეცვლით</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ka</text:p>
          </table:table-cell>
          <table:table-cell office:value-type="string">
            <text:p>განსაზღვრის ობიექტ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ka</text:p>
          </table:table-cell>
          <table:table-cell office:value-type="string">
            <text:p>განსაზღვრულ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ka</text:p>
          </table:table-cell>
          <table:table-cell office:value-type="string">
            <text:p>უჯრის დამოწმებ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ka</text:p>
          </table:table-cell>
          <table:table-cell office:value-type="string">
            <text:p>განსაზღვრულ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ka</text:p>
          </table:table-cell>
          <table:table-cell office:value-type="string">
            <text:p>დიახ</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ka</text:p>
          </table:table-cell>
          <table:table-cell office:value-type="string">
            <text:p>გაუქმებ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ka</text:p>
          </table:table-cell>
          <table:table-cell office:value-type="string">
            <text:p>დამოწმებული დიაპაზონი განსაზღვრულს არ შეესაბამებ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ka</text:p>
          </table:table-cell>
          <table:table-cell office:value-type="string">
            <text:p>დამატებ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ka</text:p>
          </table:table-cell>
          <table:table-cell office:value-type="string">
            <text:p>შეცვლ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ka</text:p>
          </table:table-cell>
          <table:table-cell office:value-type="string">
            <text:p>წაშლ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ka</text:p>
          </table:table-cell>
          <table:table-cell office:value-type="string">
            <text:p>ამოხსნ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ka</text:p>
          </table:table-cell>
          <table:table-cell office:value-type="string">
            <text:p>განულებ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ka</text:p>
          </table:table-cell>
          <table:table-cell office:value-type="string">
            <text:p>პარამეტრებ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ka</text:p>
          </table:table-cell>
          <table:table-cell office:value-type="string">
            <text:p>შენახვ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ka</text:p>
          </table:table-cell>
          <table:table-cell office:value-type="string">
            <text:p>ჩატვირთვ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ka</text:p>
          </table:table-cell>
          <table:table-cell office:value-type="string">
            <text:p>დახურვ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ka</text:p>
          </table:table-cell>
          <table:table-cell office:value-type="string">
            <text:p>ამოხსნა ვერ მოიძებნ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ka</text:p>
          </table:table-cell>
          <table:table-cell office:value-type="string">
            <text:p>ამოხსნა მოიძებნ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ka</text:p>
          </table:table-cell>
          <table:table-cell office:value-type="string">
            <text:p>უჯრების გეომეტრია განსხვავდებ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ka</text:p>
          </table:table-cell>
          <table:table-cell office:value-type="string">
            <text:p>იტერაციების მაქსიმუმი მიღწეული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ka</text:p>
          </table:table-cell>
          <table:table-cell office:value-type="string">
            <text:p>სტანდარტული გამონაკლის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ka</text:p>
          </table:table-cell>
          <table:table-cell office:value-type="string">
            <text:p>იტერაციის ვადა გავიდ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ka</text:p>
          </table:table-cell>
          <table:table-cell office:value-type="string">
            <text:p>მიზანი არ მითითებულა</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ka</text:p>
          </table:table-cell>
          <table:table-cell office:value-type="string">
            <text:p>პარამეტრებ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ka</text:p>
          </table:table-cell>
          <table:table-cell office:value-type="string">
            <text:p>წრფივი მოდელი ნაგულისხმებად</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ka</text:p>
          </table:table-cell>
          <table:table-cell office:value-type="string">
            <text:p>მხოლოდ დადებითი მნიშვნელობებ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ka</text:p>
          </table:table-cell>
          <table:table-cell office:value-type="string">
            <text:p>მხოლოდ მთელი მნიშვნელობებ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ka</text:p>
          </table:table-cell>
          <table:table-cell office:value-type="string">
            <text:p>ამომხსნელ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ka</text:p>
          </table:table-cell>
          <table:table-cell office:value-type="string">
            <text:p>ამომხსნელი</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hu" number:country="HU">Ft</number:currency-symbol>
    </number:currency-style>
    <number:currency-style style:name="N11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6">03/16/2008</text:date>, <text:time>03:41:53</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7-06-20T13:33:30</meta:creation-date>
    <dc:creator>Gia Shervashidze</dc:creator>
    <dc:date>2008-03-16T03:41:53</dc:date>
    <meta:editing-cycles>4</meta:editing-cycles>
    <meta:editing-duration>PT23M25S</meta:editing-duration>
    <meta:user-defined meta:name="Info 1"/>
    <meta:user-defined meta:name="Info 2"/>
    <meta:user-defined meta:name="Info 3"/>
    <meta:user-defined meta:name="Info 4"/>
    <meta:document-statistic meta:table-count="1" meta:cell-count="1636"/>
  </office:meta>
</office:document-meta>
</file>